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E000004BCA189287A9BC88E73.gif" manifest:media-type="image/gi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hristmas Lights Indoor" svg:font-family="'Christmas Lights Indoor'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00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3.70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91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66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font-name="Christmas Lights Indoor" fo:font-size="96pt" style:font-size-asian="96pt" style:font-size-complex="96pt"/>
    </style:style>
    <style:style style:name="P3" style:family="paragraph">
      <loext:graphic-properties draw:fill="none" draw:fill-color="#ffffff"/>
      <style:text-properties style:font-name="Christmas Lights Indoor" fo:font-size="96pt" style:font-size-asian="96pt" style:font-size-complex="96pt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text-align="center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7" style:family="paragraph">
      <style:paragraph-properties fo:text-align="center"/>
      <style:text-properties style:font-name="Comic Sans MS" fo:font-size="14pt" fo:font-style="italic" style:font-size-asian="14pt" style:font-style-asian="italic" style:font-size-complex="14pt" style:font-style-complex="italic"/>
    </style:style>
    <style:style style:name="P8" style:family="paragraph">
      <loext:graphic-properties draw:fill="none" draw:fill-color="#ffffff"/>
      <style:paragraph-properties fo:text-align="center"/>
      <style:text-properties style:font-name="Comic Sans MS" fo:font-size="14pt" fo:font-style="italic" style:font-size-asian="14pt" style:font-style-asian="italic" style:font-size-complex="14pt" style:font-style-complex="italic"/>
    </style:style>
    <style:style style:name="T1" style:family="text">
      <style:text-properties style:font-name="Christmas Lights Indoor" fo:font-size="96pt" style:font-size-asian="96pt" style:font-size-complex="96pt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style:font-name="Comic Sans MS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71cm" svg:height="3.3cm" svg:x="1.139cm" svg:y="1.425cm">
          <draw:image xlink:href="Pictures/100000000000050E000004BCA189287A9BC88E73.gif" xlink:type="simple" xlink:show="embed" xlink:actuate="onLoad" draw:mime-type="image/gif">
            <text:p/>
          </draw:image>
        </draw:frame>
        <draw:frame draw:style-name="gr2" draw:text-style-name="P3" draw:layer="layout" svg:width="5.669cm" svg:height="3.638cm" svg:x="5.844cm" svg:y="-0.379cm">
          <draw:text-box>
            <text:p text:style-name="P2"><text:span text:style-name="T1">led</text:span></text:p>
          </draw:text-box>
        </draw:frame>
        <draw:frame draw:style-name="gr3" draw:text-style-name="P3" draw:layer="layout" svg:width="10.553cm" svg:height="3.954cm" svg:x="3.694cm" svg:y="1.585cm">
          <draw:text-box>
            <text:p text:style-name="P2"><text:span text:style-name="T1">strings</text:span></text:p>
          </draw:text-box>
        </draw:frame>
        <draw:frame draw:style-name="gr4" draw:text-style-name="P4" draw:layer="layout" svg:width="12.181cm" svg:height="0.973cm" svg:x="1.6cm" svg:y="5.481cm">
          <draw:text-box>
            <text:p text:style-name="P1">Assorted colors, styles, and lengths.</text:p>
          </draw:text-box>
        </draw:frame>
        <draw:frame draw:style-name="gr5" draw:text-style-name="P6" draw:layer="layout" svg:width="10.409cm" svg:height="1.163cm" svg:x="2.458cm" svg:y="6.25cm">
          <draw:text-box>
            <text:p text:style-name="P5"><text:span text:style-name="T2">UNTESTED</text:span></text:p>
          </draw:text-box>
        </draw:frame>
        <draw:frame draw:style-name="gr5" draw:text-style-name="P4" draw:layer="layout" svg:width="10.409cm" svg:height="1.673cm" svg:x="2.633cm" svg:y="7.065cm">
          <draw:text-box>
            <text:p text:style-name="P1">Some are good, many others need repair or are just for parts.</text:p>
          </draw:text-box>
        </draw:frame>
        <draw:frame draw:style-name="gr6" draw:text-style-name="P8" draw:layer="layout" svg:width="4.433cm" svg:height="0.941cm" svg:x="10.075cm" svg:y="1.555cm">
          <draw:text-box>
            <text:p text:style-name="P7"><text:span text:style-name="T3">Box 1 of 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hristmas Lights Indoor" svg:font-family="'Christmas Lights Indoor'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2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Doctor Wizard</meta:initial-creator>
    <meta:creation-date>2023-02-20T12:23:43.868000000</meta:creation-date>
    <dc:date>2023-02-20T12:35:38.797000000</dc:date>
    <dc:creator>Doctor Wizard</dc:creator>
    <meta:editing-duration>PT11M54S</meta:editing-duration>
    <meta:editing-cycles>2</meta:editing-cycles>
    <meta:generator>LibreOffice/7.4.1.2$Windows_X86_64 LibreOffice_project/3c58a8f3a960df8bc8fd77b461821e42c061c5f0</meta:generator>
    <meta:printed-by>Doctor Wizard</meta:printed-by>
    <meta:print-date>2023-02-20T12:35:23.541000000</meta:print-date>
    <meta:document-statistic meta:object-count="7"/>
  </office:meta>
</office:document-meta>
</file>